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A7C00000173FCA70DE32BEA490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roid Sans Mono" svg:font-family="'Droid Sans Mono', monospace, monospace, 'Droid Sans Fallback'"/>
    <style:font-face style:name="apple-system" svg:font-family="apple-system, BlinkMacSystemFont, 'Segoe UI', Roboto, Oxygen, Ubuntu, 'Fira Sans', 'Droid Sans', 'Helvetica Neue', sans-serif"/>
    <style:font-face style:name="inherit" svg:font-family="inherit"/>
    <style:font-face style:name="sans-serif" svg:font-family="sans-serif"/>
    <style:font-face style:name="FreeSans1" svg:font-family="FreeSans" style:font-family-generic="swiss"/>
    <style:font-face style:name="Calibri" svg:font-family="Calibri" style:font-pitch="fixed"/>
    <style:font-face style:name="Courier 10 Pitch" svg:font-family="'Courier 10 Pitch'"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800000" style:font-name="sans-serif" fo:font-size="18pt" fo:letter-spacing="normal" fo:font-style="normal" style:text-underline-style="none" fo:font-weight="normal" officeooo:rsid="001bb6b4" officeooo:paragraph-rsid="001bb6b4"/>
    </style:style>
    <style:style style:name="P2"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03e6b" officeooo:paragraph-rsid="00203e6b"/>
    </style:style>
    <style:style style:name="P3"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03e6b" officeooo:paragraph-rsid="00203e6b" style:font-size-asian="12.25pt" style:font-size-complex="14pt"/>
    </style:style>
    <style:style style:name="P4"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03e6b" officeooo:paragraph-rsid="0022386d" style:font-size-asian="12.25pt" style:font-size-complex="14pt"/>
    </style:style>
    <style:style style:name="P5"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2386d" officeooo:paragraph-rsid="0022386d" style:font-size-asian="12.25pt" style:font-size-complex="14pt"/>
    </style:style>
    <style:style style:name="P6"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2386d" officeooo:paragraph-rsid="002409cb" style:font-size-asian="12.25pt" style:font-size-complex="14pt"/>
    </style:style>
    <style:style style:name="P7"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2386d" officeooo:paragraph-rsid="0025e428" style:font-size-asian="12.25pt" style:font-size-complex="14pt"/>
    </style:style>
    <style:style style:name="P8"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2386d" officeooo:paragraph-rsid="0027b70a" style:font-size-asian="12.25pt" style:font-size-complex="14pt"/>
    </style:style>
    <style:style style:name="P9"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2386d" officeooo:paragraph-rsid="00283449" style:font-size-asian="12.25pt" style:font-size-complex="14pt"/>
    </style:style>
    <style:style style:name="P10"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83449" officeooo:paragraph-rsid="00283449" style:font-size-asian="12.25pt" style:font-size-complex="14pt"/>
    </style:style>
    <style:style style:name="P11"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409cb" officeooo:paragraph-rsid="002409cb" fo:background-color="#ffff99" style:font-size-asian="12.25pt" style:font-size-complex="14pt"/>
    </style:style>
    <style:style style:name="P12" style:family="paragraph" style:parent-style-name="Standard">
      <style:paragraph-properties fo:text-align="start" style:justify-single-word="false"/>
      <style:text-properties fo:font-variant="normal" fo:text-transform="none" style:font-name="sans-serif" fo:font-size="18pt" fo:letter-spacing="normal" fo:font-style="normal" style:text-underline-style="none" fo:font-weight="normal" officeooo:rsid="00293ba1" officeooo:paragraph-rsid="00293ba1"/>
    </style:style>
    <style:style style:name="P13" style:family="paragraph" style:parent-style-name="Standard">
      <style:paragraph-properties fo:text-align="start" style:justify-single-word="false"/>
      <style:text-properties fo:font-variant="normal" fo:text-transform="none" style:font-name="sans-serif" fo:font-size="14pt" fo:letter-spacing="normal" fo:font-style="normal" fo:font-weight="normal" officeooo:paragraph-rsid="00293ba1"/>
    </style:style>
    <style:style style:name="P14" style:family="paragraph" style:parent-style-name="Standard">
      <style:paragraph-properties fo:text-align="start" style:justify-single-word="false"/>
      <style:text-properties fo:font-variant="normal" fo:text-transform="none" style:font-name="sans-serif" fo:font-size="15pt" fo:letter-spacing="normal" fo:font-style="normal" style:text-underline-style="none" fo:font-weight="normal" officeooo:rsid="00293ba1" officeooo:paragraph-rsid="00293ba1" style:font-size-asian="15pt" style:font-size-complex="15pt"/>
    </style:style>
    <style:style style:name="P15" style:family="paragraph" style:parent-style-name="Standard">
      <style:paragraph-properties fo:text-align="start" style:justify-single-word="false"/>
      <style:text-properties fo:font-variant="normal" fo:text-transform="none" style:font-name="sans-serif" fo:font-size="15pt" fo:letter-spacing="normal" fo:font-style="normal" style:text-underline-style="none" fo:font-weight="bold" officeooo:rsid="0022386d" officeooo:paragraph-rsid="00283449"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variant="normal" fo:text-transform="none" style:font-name="Courier 10 Pitch" fo:font-size="14pt" fo:letter-spacing="normal" fo:font-style="normal" style:text-underline-style="none" fo:font-weight="normal" officeooo:rsid="00203e6b" officeooo:paragraph-rsid="00203e6b" style:font-size-asian="12.25pt" style:font-size-complex="14pt"/>
    </style:style>
    <style:style style:name="P17" style:family="paragraph" style:parent-style-name="Standard">
      <style:paragraph-properties fo:text-align="start" style:justify-single-word="false"/>
      <style:text-properties fo:font-variant="normal" fo:text-transform="none" style:font-name="Courier 10 Pitch" fo:font-size="14pt" fo:letter-spacing="normal" fo:font-style="normal" fo:font-weight="normal" officeooo:paragraph-rsid="00203e6b"/>
    </style:style>
    <style:style style:name="P18" style:family="paragraph" style:parent-style-name="Standard">
      <style:paragraph-properties fo:text-align="start" style:justify-single-word="false"/>
      <style:text-properties fo:font-variant="normal" fo:text-transform="none" fo:color="#d4d4d4" style:font-name="Droid Sans Mono" fo:font-size="10.5pt" fo:letter-spacing="normal" fo:font-style="normal" style:text-underline-style="none" fo:font-weight="normal" officeooo:rsid="0022386d" officeooo:paragraph-rsid="0027b70a" fo:background-color="#1e1e1e" style:font-size-asian="12.25pt" style:font-size-complex="14pt"/>
    </style:style>
    <style:style style:name="P19" style:family="paragraph" style:parent-style-name="Standard">
      <style:paragraph-properties fo:text-align="start" style:justify-single-word="false"/>
      <style:text-properties fo:font-variant="normal" fo:text-transform="none" fo:color="#d4d4d4" style:font-name="Droid Sans Mono" fo:font-size="10.5pt" fo:letter-spacing="normal" fo:font-style="normal" style:text-underline-style="none" fo:font-weight="normal" officeooo:rsid="00283449" officeooo:paragraph-rsid="00283449" fo:background-color="#1e1e1e" style:font-size-asian="12.25pt" style:font-size-complex="14pt"/>
    </style:style>
    <style:style style:name="P20" style:family="paragraph" style:parent-style-name="Standard">
      <style:paragraph-properties fo:text-align="start" style:justify-single-word="false"/>
      <style:text-properties officeooo:paragraph-rsid="00293ba1"/>
    </style:style>
    <style:style style:name="P21" style:family="paragraph" style:parent-style-name="Standard">
      <style:paragraph-properties style:line-height-at-least="0.503cm"/>
      <style:text-properties fo:color="#d4d4d4" style:font-name="Droid Sans Mono" fo:font-size="10.5pt" fo:font-weight="normal" fo:background-color="#1e1e1e"/>
    </style:style>
    <style:style style:name="P22" style:family="paragraph" style:parent-style-name="Standard">
      <style:paragraph-properties style:line-height-at-least="0.503cm"/>
      <style:text-properties fo:color="#d4d4d4" style:font-name="Droid Sans Mono" fo:font-size="10.5pt" fo:font-weight="normal" officeooo:rsid="00283449" officeooo:paragraph-rsid="00283449" fo:background-color="#1e1e1e"/>
    </style:style>
    <style:style style:name="P23" style:family="paragraph" style:parent-style-name="Standard">
      <style:paragraph-properties style:line-height-at-least="0.503cm"/>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2386d"/>
    </style:style>
    <style:style style:name="T3" style:family="text">
      <style:text-properties style:text-underline-style="solid" style:text-underline-width="auto" style:text-underline-color="font-color" officeooo:rsid="0025e428" style:font-style-asian="normal" style:font-style-complex="normal"/>
    </style:style>
    <style:style style:name="T4" style:family="text">
      <style:text-properties style:text-underline-style="solid" style:text-underline-width="auto" style:text-underline-color="font-color" officeooo:rsid="0027b70a" style:font-style-asian="normal" style:font-style-complex="normal"/>
    </style:style>
    <style:style style:name="T5" style:family="text">
      <style:text-properties fo:background-color="#ffff00" loext:char-shading-value="0"/>
    </style:style>
    <style:style style:name="T6" style:family="text">
      <style:text-properties fo:color="#172b4d" style:font-name="apple-system" fo:font-size="10.5pt" style:text-underline-style="none" officeooo:rsid="00203e6b" style:font-size-asian="12.25pt" style:font-size-complex="14pt"/>
    </style:style>
    <style:style style:name="T7" style:family="text">
      <style:text-properties fo:color="#172b4d" style:font-name="apple-system" fo:font-size="10.5pt" fo:background-color="#cccccc" loext:char-shading-value="0"/>
    </style:style>
    <style:style style:name="T8" style:family="text">
      <style:text-properties style:text-underline-style="none" officeooo:rsid="00203e6b" style:font-size-asian="12.25pt" style:font-size-complex="14pt"/>
    </style:style>
    <style:style style:name="T9" style:family="text">
      <style:text-properties style:text-underline-style="none" officeooo:rsid="00293ba1" style:font-size-asian="14pt" style:font-size-complex="14pt"/>
    </style:style>
    <style:style style:name="T10" style:family="text">
      <style:text-properties fo:font-variant="normal" fo:text-transform="none" style:font-name="sans-serif" fo:font-size="14pt" fo:letter-spacing="normal" fo:font-style="normal" style:text-underline-style="none" fo:font-weight="normal" officeooo:rsid="00293ba1" style:font-size-asian="14pt" style:font-size-complex="14pt"/>
    </style:style>
    <style:style style:name="T11" style:family="text">
      <style:text-properties fo:font-variant="normal" fo:text-transform="none" fo:color="#004d99" style:font-name="Calibri1" fo:font-size="14pt" fo:letter-spacing="normal" fo:font-style="normal" fo:font-weight="normal" loext:padding="0cm" loext:border="none"/>
    </style:style>
    <style:style style:name="T12" style:family="text">
      <style:text-properties fo:font-variant="normal" fo:text-transform="none" style:font-name="inherit" fo:font-size="14pt" fo:letter-spacing="normal" fo:font-style="normal" fo:font-weight="normal" loext:padding="0cm" loext:border="none"/>
    </style:style>
    <style:style style:name="T13" style:family="text">
      <style:text-properties fo:background-color="#cccccc" loext:char-shading-value="0"/>
    </style:style>
    <style:style style:name="T14" style:family="text">
      <style:text-properties officeooo:rsid="0022386d"/>
    </style:style>
    <style:style style:name="T15" style:family="text">
      <style:text-properties style:font-name="Courier 10 Pitch" fo:font-size="14pt"/>
    </style:style>
    <style:style style:name="T16" style:family="text">
      <style:text-properties style:font-name="Courier 10 Pitch" fo:font-size="14pt" officeooo:rsid="0022386d"/>
    </style:style>
    <style:style style:name="T17" style:family="text">
      <style:text-properties style:font-name="Courier 10 Pitch" fo:font-size="14pt" fo:font-style="italic" style:font-style-asian="italic" style:font-style-complex="italic"/>
    </style:style>
    <style:style style:name="T18" style:family="text">
      <style:text-properties style:font-name="Courier 10 Pitch" fo:font-size="14pt" fo:font-style="italic" fo:background-color="#cccccc" loext:char-shading-value="0" style:font-style-asian="italic" style:font-style-complex="italic"/>
    </style:style>
    <style:style style:name="T19" style:family="text">
      <style:text-properties style:font-name="Courier 10 Pitch" fo:font-size="14pt" style:font-style-asian="normal" style:font-style-complex="normal"/>
    </style:style>
    <style:style style:name="T20" style:family="text">
      <style:text-properties style:font-name="Courier 10 Pitch" fo:font-size="14pt" officeooo:rsid="0025e428" style:font-style-asian="normal" style:font-style-complex="normal"/>
    </style:style>
    <style:style style:name="T21" style:family="text">
      <style:text-properties style:font-name="Courier 10 Pitch" fo:font-size="14pt" officeooo:rsid="0027b70a" style:font-style-asian="normal" style:font-style-complex="normal"/>
    </style:style>
    <style:style style:name="T22" style:family="text">
      <style:text-properties style:font-name="Courier 10 Pitch" fo:font-size="14pt" officeooo:rsid="00283449" style:font-style-asian="normal" style:font-style-complex="normal"/>
    </style:style>
    <style:style style:name="T23" style:family="text">
      <style:text-properties style:font-name="Courier 10 Pitch" fo:font-size="14pt" officeooo:rsid="00293ba1" style:font-style-asian="normal" style:font-style-complex="normal"/>
    </style:style>
    <style:style style:name="T24" style:family="text">
      <style:text-properties style:font-name="Courier 10 Pitch" fo:font-size="14pt" fo:background-color="#cccccc" loext:char-shading-value="0" style:font-style-asian="normal" style:font-style-complex="normal"/>
    </style:style>
    <style:style style:name="T25" style:family="text">
      <style:text-properties style:font-name="Courier 10 Pitch" fo:font-size="14pt" style:text-underline-style="solid" style:text-underline-width="auto" style:text-underline-color="font-color" officeooo:rsid="002409cb" style:font-style-asian="normal" style:font-style-complex="normal"/>
    </style:style>
    <style:style style:name="T26" style:family="text">
      <style:text-properties style:font-name="Courier 10 Pitch" fo:font-size="14pt" style:text-underline-style="solid" style:text-underline-width="auto" style:text-underline-color="font-color" officeooo:rsid="0025e428" style:font-style-asian="normal" style:font-style-complex="normal"/>
    </style:style>
    <style:style style:name="T27" style:family="text">
      <style:text-properties style:font-name="Courier 10 Pitch" fo:font-size="14pt" officeooo:rsid="002409cb" fo:background-color="#ffff99" loext:char-shading-value="0" style:font-style-asian="normal" style:font-style-complex="normal"/>
    </style:style>
    <style:style style:name="T28" style:family="text">
      <style:text-properties style:font-name="Courier 10 Pitch" fo:font-size="14pt" officeooo:rsid="00283449" fo:background-color="#ffff99" loext:char-shading-value="0" style:font-style-asian="normal" style:font-style-complex="normal"/>
    </style:style>
    <style:style style:name="T29" style:family="text">
      <style:text-properties style:font-name="Courier 10 Pitch" fo:font-size="14pt" fo:font-weight="bold" officeooo:rsid="0027b70a" style:font-style-asian="normal" style:font-weight-asian="bold" style:font-style-complex="normal" style:font-weight-complex="bold"/>
    </style:style>
    <style:style style:name="T30" style:family="text">
      <style:text-properties style:font-name="Courier 10 Pitch" style:text-underline-style="solid" style:text-underline-width="auto" style:text-underline-color="font-color" officeooo:rsid="0025e428" style:font-style-asian="normal" style:font-style-complex="normal"/>
    </style:style>
    <style:style style:name="T31" style:family="text">
      <style:text-properties style:font-name="Courier 10 Pitch" style:text-underline-style="solid" style:text-underline-width="auto" style:text-underline-color="font-color" officeooo:rsid="00283449" style:font-style-asian="normal" style:font-style-complex="normal"/>
    </style:style>
    <style:style style:name="T32" style:family="text">
      <style:text-properties style:font-name="Courier 10 Pitch" officeooo:rsid="0027b70a" style:font-style-asian="normal" style:font-style-complex="normal"/>
    </style:style>
    <style:style style:name="T33" style:family="text">
      <style:text-properties fo:color="#ce9178"/>
    </style:style>
    <style:style style:name="T34" style:family="text">
      <style:text-properties fo:color="#ce9178" style:font-name="Courier 10 Pitch" fo:font-size="14pt" officeooo:rsid="0027b70a" style:font-style-asian="normal" style:font-style-complex="normal"/>
    </style:style>
    <style:style style:name="T35" style:family="text">
      <style:text-properties fo:color="#800000" style:font-name="Courier 10 Pitch" fo:font-size="14pt" officeooo:rsid="002409cb" style:font-style-asian="normal" style:font-style-complex="normal"/>
    </style:style>
    <style:style style:name="T36" style:family="text">
      <style:text-properties fo:color="#800000" style:font-name="Courier 10 Pitch" fo:font-size="14pt" officeooo:rsid="0027b70a" fo:background-color="#ffff99" loext:char-shading-value="0" style:font-style-asian="normal" style:font-style-complex="normal"/>
    </style:style>
    <style:style style:name="T37" style:family="text">
      <style:text-properties style:font-style-asian="normal" style:font-style-complex="normal"/>
    </style:style>
    <style:style style:name="T38" style:family="text">
      <style:text-properties officeooo:rsid="0027b70a" style:font-style-asian="normal" style:font-style-complex="normal"/>
    </style:style>
    <style:style style:name="T39" style:family="text">
      <style:text-properties fo:color="#569cd6"/>
    </style:style>
    <style:style style:name="T40" style:family="text">
      <style:text-properties fo:color="#569cd6" style:font-name="Courier 10 Pitch" fo:font-size="14pt" officeooo:rsid="0027b70a" style:font-style-asian="normal" style:font-style-complex="normal"/>
    </style:style>
    <style:style style:name="T41" style:family="text">
      <style:text-properties fo:color="#dcdcaa"/>
    </style:style>
    <style:style style:name="T42" style:family="text">
      <style:text-properties fo:color="#dcdcaa" style:font-name="Courier 10 Pitch" fo:font-size="14pt" officeooo:rsid="0027b70a" style:font-style-asian="normal" style:font-style-complex="normal"/>
    </style:style>
    <style:style style:name="T43" style:family="text">
      <style:text-properties fo:color="#9cdcfe"/>
    </style:style>
    <style:style style:name="T44" style:family="text">
      <style:text-properties fo:color="#9cdcfe" style:font-name="Courier 10 Pitch" fo:font-size="14pt" officeooo:rsid="0027b70a" style:font-style-asian="normal" style:font-style-complex="normal"/>
    </style:style>
    <style:style style:name="T45" style:family="text">
      <style:text-properties fo:color="#c586c0"/>
    </style:style>
    <style:style style:name="T46" style:family="text">
      <style:text-properties fo:color="#c586c0" style:font-name="Courier 10 Pitch" fo:font-size="14pt" style:font-style-asian="normal" style:font-style-complex="normal"/>
    </style:style>
    <style:style style:name="T47" style:family="text">
      <style:text-properties fo:color="#4ec9b0"/>
    </style:style>
    <style:style style:name="T48" style:family="text">
      <style:text-properties fo:color="#b5cea8"/>
    </style:style>
    <style:style style:name="T49" style:family="text">
      <style:text-properties fo:color="#004d99" style:font-name="inherit" fo:font-weight="bold" loext:padding="0cm" loext:border="non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draw:opacity="50%" fo:padding="0.04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AUTHOR :- </text:p>
      <text:p text:style-name="P12">===============================</text:p>
      <text:p text:style-name="P13"><text:span text:style-name="T9"><text:tab/></text:span><text:span text:style-name="T49">Abhisek Singh | Python Developer </text:span></text:p>
      <text:p text:style-name="P20"><text:span text:style-name="T10"><text:tab/></text:span><text:span text:style-name="T11">Email: </text:span><text:a xlink:type="simple" xlink:href="mailto:abhishek.singh@shyamfuture.com" office:target-frame-name="_blank" xlink:show="new" text:style-name="Internet_20_link" text:visited-style-name="Visited_20_Internet_20_Link"><text:span text:style-name="T12">abhishek.singh@shyamfuture.com</text:span></text:a><text:span text:style-name="T11">;</text:span></text:p>
      <text:p text:style-name="P12">===============================</text:p>
      <text:p text:style-name="P2"/>
      <text:p text:style-name="P2"/>
      <text:p text:style-name="P2"/>
      <text:p text:style-name="P2">1) How to setup project ?</text:p>
      <text:p text:style-name="P2"><text:tab/></text:p>
      <text:p text:style-name="P17"><text:span text:style-name="T8"><text:tab/>a)clone repo </text:span></text:p>
      <text:p text:style-name="P17"><text:span text:style-name="T6"><text:tab/><text:tab/></text:span><text:span text:style-name="T7">git clone https://abhisek11@bitbucket.org/shyamfuturetechllp/kids_club.git</text:span></text:p>
      <text:p text:style-name="P16"><text:tab/>b)setup db connection in settings.py</text:p>
      <text:p text:style-name="P16"><text:tab/>c)create a virtualenv in project and activate it </text:p>
      <text:p text:style-name="P16"><text:tab/>d)navigate to “src” folder and then type command </text:p>
      <text:p text:style-name="P16"><text:tab/><text:tab/><text:span text:style-name="T13">“pip install -r requirements.txt”</text:span></text:p>
      <text:p text:style-name="P16"><text:span text:style-name="T5"/></text:p>
      <text:p text:style-name="P16"><text:tab/>e)next makemigrations and migrate using</text:p>
      <text:p text:style-name="P16"><text:tab/><text:tab/><text:span text:style-name="T13">“python manage.py makemigrations”</text:span> &amp;&amp;</text:p>
      <text:p text:style-name="P16"><text:tab/><text:tab/><text:span text:style-name="T13">“python manage.py migrate”</text:span></text:p>
      <text:p text:style-name="P16"><text:tab/>d)now runserver </text:p>
      <text:p text:style-name="P16"><text:tab/><text:tab/><text:span text:style-name="T13">“python manage.py runserver 0.0.0.0:port”</text:span> </text:p>
      <text:p text:style-name="P16"><text:tab/></text:p>
      <text:p text:style-name="P3">2) <text:span text:style-name="T14">Custom features need to be focuse :</text:span></text:p>
      <text:p text:style-name="P6"><text:span text:style-name="T19">=========================================================</text:span></text:p>
      <text:p text:style-name="P3"><text:tab/><text:span text:style-name="T14">a)</text:span><text:span text:style-name="T2">AUTHENTICATION</text:span></text:p>
      <text:p text:style-name="P3"/>
      <text:p text:style-name="P4"><text:tab/> <text:s text:c="2"/><text:span text:style-name="T16">a.1)As the requirement of application demands</text:span></text:p>
      <text:p text:style-name="P5"><text:span text:style-name="T15"><text:tab/><text:tab/>various type of user type to be authenticated</text:span></text:p>
      <text:p text:style-name="P5"><text:span text:style-name="T15"><text:tab/><text:tab/>hence custom </text:span><text:span text:style-name="T18">“AuthTokenSerializer.py”</text:span><text:span text:style-name="T17"> </text:span><text:span text:style-name="T19">and</text:span></text:p>
      <text:p text:style-name="P7"><text:span text:style-name="T19"><text:tab/><text:tab/></text:span><text:span text:style-name="T18">“backends.py”</text:span><text:span text:style-name="T19"> has been made and implemented to <text:tab/><text:tab/><text:tab/><text:tab/>handle all type of account signin<text:tab/></text:span><text:span text:style-name="T20">with </text:span></text:p>
      <text:p text:style-name="P7"><text:span text:style-name="T20"><text:tab/><text:tab/>multisession</text:span></text:p>
      <text:p text:style-name="P5"><text:span text:style-name="T19"><text:tab/><text:tab/></text:span></text:p>
      <text:p text:style-name="P5"><text:span text:style-name="T19"><text:tab/><text:tab/></text:span><text:span text:style-name="T35">Name of function :</text:span></text:p>
      <text:p text:style-name="P5"><text:span text:style-name="T19"><text:tab/><text:tab/></text:span><text:span text:style-name="T24">Email and Phone Authentication Backend</text:span></text:p>
      <text:p text:style-name="P5"><text:span text:style-name="T19"><text:tab/></text:span></text:p>
      <text:p text:style-name="P5"><text:soft-page-break/><text:span text:style-name="T19"><text:tab/><text:tab/></text:span><text:span text:style-name="T25">settings.py:-</text:span></text:p>
      <text:p text:style-name="P6"><text:span text:style-name="T19"><text:tab/><text:tab/><text:tab/></text:span><text:span text:style-name="T27">AUTHENTICATION_BACKENDS = (</text:span></text:p>
      <text:p text:style-name="P11"><text:span text:style-name="T19"><text:s text:c="4"/><text:tab/><text:tab/><text:tab/><text:tab/><text:tab/>'backends.EmailandPhoneAuthBackend',</text:span></text:p>
      <text:p text:style-name="P11"><text:span text:style-name="T19"><text:tab/><text:tab/><text:tab/><text:tab/><text:tab/>)</text:span></text:p>
      <text:p text:style-name="P5"><text:span text:style-name="T19"/></text:p>
      <text:p text:style-name="P5"><text:span text:style-name="T19"><text:tab/><text:tab/>DESCRIPTIONS: - </text:span></text:p>
      <text:p text:style-name="P5"><text:span text:style-name="T19"><text:tab/></text:span></text:p>
      <text:p text:style-name="P5"><text:span text:style-name="T19"><text:tab/><text:tab/>This class is customized to handle diffrent type <text:tab/><text:tab/><text:tab/>of user and admin logging at kidsclub its api is <text:tab/><text:tab/><text:tab/>designed in such way </text:span></text:p>
      <text:p text:style-name="P5"><text:span text:style-name="T19"><text:tab/></text:span></text:p>
      <text:p text:style-name="P5"><text:span text:style-name="T19"><text:tab/><text:tab/>SPECIFICATION:- </text:span></text:p>
      <text:p text:style-name="P5"><text:span text:style-name="T19"><text:tab/></text:span></text:p>
      <text:p text:style-name="P5"><text:span text:style-name="T19"><text:tab/><text:tab/>-&gt;django admin login :- Need not provide any <text:tab/><text:tab/><text:tab/><text:tab/><text:tab/><text:tab/><text:tab/><text:tab/><text:tab/><text:tab/><text:tab/><text:tab/><text:tab/><text:tab/>auth provider</text:span></text:p>
      <text:p text:style-name="P5"><text:span text:style-name="T19"><text:tab/><text:tab/>-&gt;kidsclub admin login :- Need to provide auth <text:tab/><text:tab/><text:tab/><text:tab/><text:tab/><text:tab/><text:tab/><text:tab/><text:tab/><text:tab/><text:tab/><text:tab/><text:tab/><text:tab/>provider as 'admin'</text:span></text:p>
      <text:p text:style-name="P5"><text:span text:style-name="T19"><text:tab/><text:tab/>-&gt;kidsclub User login :- Need to provide auth <text:tab/><text:tab/><text:tab/><text:tab/><text:tab/><text:tab/><text:tab/><text:tab/><text:tab/><text:tab/><text:tab/><text:tab/><text:tab/><text:tab/>provider as 'kidsclub'</text:span></text:p>
      <text:p text:style-name="P5"><text:span text:style-name="T19"><text:tab/><text:tab/>-&gt;kidsclub social User login :- Need to provide <text:tab/><text:tab/><text:tab/><text:tab/><text:tab/><text:tab/><text:tab/>auth provider as 'facebook' or 'google</text:span></text:p>
      <text:p text:style-name="P5"><text:span text:style-name="T19"><text:tab/></text:span></text:p>
      <text:p text:style-name="P5"><text:span text:style-name="T19"><text:tab/><text:tab/>WORKING:- </text:span></text:p>
      <text:p text:style-name="P5"><text:span text:style-name="T19"><text:tab/></text:span></text:p>
      <text:p text:style-name="P5"><text:span text:style-name="T19"><text:tab/><text:tab/>1)Allows a user of Kidsclub_Amin panel to sign <text:tab/><text:tab/><text:tab/><text:tab/><text:tab/>in using a username/password pair.</text:span></text:p>
      <text:p text:style-name="P5"><text:span text:style-name="T19"><text:tab/><text:tab/>2)Allows a user of Kidsclub to sign in using an <text:tab/><text:tab/><text:tab/><text:tab/>email or phone/password pair rather than</text:span></text:p>
      <text:p text:style-name="P5"><text:span text:style-name="T19"><text:tab/><text:tab/><text:tab/>a username/password pair.</text:span></text:p>
      <text:p text:style-name="P5"><text:span text:style-name="T19"/></text:p>
      <text:p text:style-name="P5"><text:span text:style-name="T19"><text:s text:c="3"/></text:span></text:p>
      <text:p text:style-name="P5"><text:span text:style-name="T19"><text:tab/><text:tab/>PARAMS:-</text:span></text:p>
      <text:p text:style-name="P5"><text:span text:style-name="T19"><text:tab/></text:span></text:p>
      <text:p text:style-name="P5"><text:span text:style-name="T19"><text:tab/><text:tab/>-&gt; authenticate(self,request,username=None, <text:tab/><text:tab/><text:tab/><text:tab/><text:tab/><text:tab/><text:tab/><text:tab/><text:tab/><text:tab/><text:tab/><text:tab/>password=None,**kwargs)</text:span></text:p>
      <text:p text:style-name="P5"><text:span text:style-name="T19"><text:tab/><text:tab/>PARAM:</text:span></text:p>
      <text:p text:style-name="P5"><text:span text:style-name="T19"><text:tab/><text:tab/><text:tab/>|--&gt;username as signature and parameter if <text:tab/><text:tab/><text:tab/><text:tab/><text:tab/><text:tab/><text:tab/><text:tab/>not provided default taken as None</text:span></text:p>
      <text:p text:style-name="P5"><text:span text:style-name="T19"><text:tab/><text:tab/><text:tab/>|--&gt;password as signature and parameter if <text:tab/><text:tab/><text:tab/><text:tab/><text:tab/><text:tab/><text:tab/><text:tab/>not provided default taken as None</text:span></text:p>
      <text:p text:style-name="P5"><text:soft-page-break/><text:span text:style-name="T19"><text:tab/><text:tab/><text:tab/>|--&gt;kwargs as signature and parameter taking <text:tab/><text:tab/><text:tab/><text:tab/><text:tab/><text:tab/><text:tab/><text:tab/>'auth_provider'</text:span></text:p>
      <text:p text:style-name="P6"><text:span text:style-name="T19"><text:tab/>=========================================================</text:span></text:p>
      <text:p text:style-name="P7"><text:span text:style-name="T19"><text:tab/></text:span><text:span text:style-name="T37">b)</text:span><text:span text:style-name="T3">HOME</text:span><text:span text:style-name="T19"> </text:span></text:p>
      <text:p text:style-name="P7"><text:span text:style-name="T19"><text:tab/><text:tab/></text:span></text:p>
      <text:p text:style-name="P7"><text:span text:style-name="T19"><text:tab/><text:tab/></text:span><text:span text:style-name="T20">b.1)</text:span><text:span text:style-name="T26">Recommended</text:span><text:span text:style-name="T20"> : - Here the algorith is made in <text:tab/><text:tab/><text:tab/><text:tab/><text:tab/><text:tab/><text:tab/><text:tab/><text:tab/><text:tab/> such way that it will analyse <text:tab/><text:tab/><text:tab/><text:tab/><text:tab/><text:tab/><text:tab/><text:tab/><text:tab/><text:tab/>user search history and view </text:span></text:p>
      <text:p text:style-name="P7"><text:span text:style-name="T20"><text:tab/><text:tab/><text:tab/><text:tab/><text:tab/><text:tab/><text:tab/><text:tab/><text:tab/>and watch and give a most watched <text:tab/><text:tab/><text:tab/><text:tab/><text:tab/><text:tab/><text:tab/><text:tab/><text:tab/>category of video on random basis </text:span></text:p>
      <text:p text:style-name="P8"><text:span text:style-name="T20"><text:tab/><text:tab/>b.2)</text:span><text:span text:style-name="T26">latest</text:span><text:span text:style-name="T20"> : - <text:s/>Here the algorith is made in <text:s/>such <text:tab/><text:tab/><text:tab/><text:tab/><text:tab/><text:tab/><text:tab/><text:tab/>way that it will analyse <text:tab/><text:tab/><text:tab/><text:tab/><text:tab/><text:tab/><text:tab/><text:tab/><text:tab/><text:tab/><text:tab/><text:tab/></text:span><text:span text:style-name="T21">7 day recent video upload with most <text:tab/><text:tab/><text:tab/><text:tab/><text:tab/><text:tab/><text:tab/><text:tab/>views </text:span></text:p>
      <text:p text:style-name="P8"><text:span text:style-name="T21">=========================================================</text:span></text:p>
      <text:p text:style-name="P8"><text:span text:style-name="T21"><text:tab/></text:span><text:span text:style-name="T3">C</text:span><text:span text:style-name="T37">)</text:span><text:span text:style-name="T4">Search</text:span><text:span text:style-name="T38">: - </text:span><text:span text:style-name="T19"><text:s/></text:span></text:p>
      <text:p text:style-name="P8"><text:span text:style-name="T19"><text:tab/><text:tab/></text:span></text:p>
      <text:p text:style-name="P8"><text:span text:style-name="T19"><text:tab/><text:tab/></text:span><text:span text:style-name="T21">Here search API is elastic in nature which will <text:tab/><text:tab/><text:tab/>provide response in two diffrent catagories <text:tab/><text:tab/><text:tab/><text:tab/> <text:s text:c="2"/>1)channel_list 2)video_list </text:span></text:p>
      <text:p text:style-name="P8"><text:span text:style-name="T21"><text:tab/><text:tab/></text:span></text:p>
      <text:p text:style-name="P8"><text:span text:style-name="T21"><text:tab/><text:tab/>when a search value is provided in parameter the it <text:s/><text:tab/><text:tab/>will query with all the tags ,descriptions, title <text:tab/><text:tab/><text:tab/>of video , at the same time of execution it also <text:tab/><text:tab/><text:tab/>query with channel name and if channel related <text:tab/><text:tab/><text:tab/><text:tab/>video is present it will provide in video list </text:span></text:p>
      <text:p text:style-name="P8"><text:span text:style-name="T21"><text:tab/><text:tab/></text:span></text:p>
      <text:p text:style-name="P8"><text:span text:style-name="T36">note: - channel and profile are same as per <text:tab/><text:tab/><text:tab/><text:tab/><text:tab/><text:tab/> <text:s text:c="5"/>bussiness requirements <text:s text:c="24"/></text:span></text:p>
      <text:p text:style-name="P8"><text:span text:style-name="T21"><text:tab/><text:tab/></text:span><text:span text:style-name="T29">parmeter cases:</text:span><text:span text:style-name="T21"> reverse order of video title or <text:tab/><text:tab/><text:tab/><text:tab/><text:tab/><text:tab/><text:tab/><text:tab/><text:tab/>description or channel details are <text:tab/><text:tab/><text:tab/><text:tab/><text:tab/><text:tab/><text:tab/><text:tab/>also handled.</text:span></text:p>
      <text:p text:style-name="P8"><text:span text:style-name="T21"/></text:p>
      <text:p text:style-name="P9"><text:span text:style-name="T21"><text:tab/><text:tab/>To make search easy to code and handle few <text:tab/><text:tab/><text:tab/><text:tab/><text:tab/>custom optimization has been done on query</text:span></text:p>
      <text:p text:style-name="P9"><text:span text:style-name="T21"><text:tab/><text:tab/></text:span><text:span text:style-name="T28">below you will find code </text:span><text:span text:style-name="T21"><text:s/></text:span></text:p>
      <text:p text:style-name="P8"><text:span text:style-name="T21"/></text:p>
      <text:p text:style-name="P18"><text:span text:style-name="T40">def</text:span><text:span text:style-name="T21"> </text:span><text:span text:style-name="T42">search_in</text:span><text:span text:style-name="T21"> (</text:span><text:span text:style-name="T44">self</text:span><text:span text:style-name="T21">,</text:span><text:span text:style-name="T44">column</text:span><text:span text:style-name="T21">,</text:span><text:span text:style-name="T44">operator</text:span><text:span text:style-name="T21">,</text:span><text:span text:style-name="T44">value_list</text:span><text:span text:style-name="T21">): </text:span></text:p>
      <text:p text:style-name="P21"><text:tab/>myfilter = column + <text:span text:style-name="T33">'__'</text:span> + operator</text:p>
      <text:p text:style-name="P21"><text:span text:style-name="T45"><text:tab/>try</text:span>:</text:p>
      <text:p text:style-name="P21"><text:soft-page-break/><text:tab/><text:tab/>q_object = <text:span text:style-name="T43">reduce</text:span>(or_, (Q(**{myfilter:search}) <text:span text:style-name="T45">for</text:span> search <text:span text:style-name="T39">in</text:span> value_list))</text:p>
      <text:p text:style-name="P21"><text:span text:style-name="T45"><text:tab/><text:tab/>return</text:span> q_object</text:p>
      <text:p text:style-name="P21"><text:span text:style-name="T45"><text:tab/>except</text:span> <text:span text:style-name="T47">Exception</text:span>:</text:p>
      <text:p text:style-name="P21"><text:span text:style-name="T45"><text:tab/><text:tab/>return</text:span> Q()</text:p>
      <text:p text:style-name="P8"><text:span text:style-name="T21"/></text:p>
      <text:p text:style-name="P8"><text:span text:style-name="T21"/></text:p>
      <text:p text:style-name="P8"><text:span text:style-name="T21"/></text:p>
      <text:p text:style-name="P15"><text:span text:style-name="T30">C</text:span><text:span text:style-name="T32">)</text:span><text:span text:style-name="T31">OTHER POINT TO BE TAKEN CARE WHILE GOING LIVE</text:span><text:span text:style-name="T32">: - <text:s/></text:span></text:p>
      <text:p text:style-name="P15"><text:span text:style-name="T32"/></text:p>
      <text:p text:style-name="P18"><text:span text:style-name="T22">1)</text:span><text:span text:style-name="T21">REDIRECT_URL = </text:span><text:span text:style-name="T34">'http://192.168.24.129:4200/'</text:span></text:p>
      <text:p text:style-name="P8"><text:span text:style-name="T21"><text:s text:c="2"/></text:span></text:p>
      <text:p text:style-name="P10"><text:span text:style-name="T21">a</text:span><text:span text:style-name="T19">bove redirect_url need to be changes with production angulare project live url in settings.py </text:span></text:p>
      <text:p text:style-name="P10"><text:span text:style-name="T19"/></text:p>
      <text:p text:style-name="P18"><text:span text:style-name="T22">2)</text:span><text:span text:style-name="T21">SITE_URL = </text:span><text:span text:style-name="T34">'http://192.168.28.123:8000/media/'</text:span></text:p>
      <text:p text:style-name="P8"><text:span text:style-name="T21"/></text:p>
      <text:p text:style-name="P10"><text:span text:style-name="T21">a</text:span><text:span text:style-name="T19">bove site_url need to be changed with s3 bucket url which is used to handles video upload edit section to edit thuumpnails</text:span></text:p>
      <text:p text:style-name="P10"><text:span text:style-name="T19"/></text:p>
      <text:p text:style-name="P19"><text:span text:style-name="T46">3)<text:tab/>from</text:span><text:span text:style-name="T19"> urllib </text:span><text:span text:style-name="T46">import</text:span><text:span text:style-name="T19"> request</text:span></text:p>
      <text:p text:style-name="P23"/>
      <text:p text:style-name="P21"><text:span text:style-name="T39"><text:tab/>def</text:span> <text:span text:style-name="T41">get_client_ip</text:span>(<text:span text:style-name="T43">request</text:span>):</text:p>
      <text:p text:style-name="P21"><text:tab/><text:tab/>x_forwarded_for = request.META.get(<text:span text:style-name="T33">'HTTP_X_FORWARDED_FOR'</text:span>)</text:p>
      <text:p text:style-name="P21"><text:span text:style-name="T45"><text:tab/><text:tab/>if</text:span> x_forwarded_for:</text:p>
      <text:p text:style-name="P21"><text:tab/><text:tab/><text:tab/>ip = x_forwarded_for.split(<text:span text:style-name="T33">','</text:span>)[<text:span text:style-name="T48">0</text:span>]</text:p>
      <text:p text:style-name="P21"><text:span text:style-name="T45"><text:tab/><text:tab/>else</text:span>:</text:p>
      <text:p text:style-name="P21"><text:tab/><text:tab/><text:tab/>ip = request.META.get(<text:span text:style-name="T33">'REMOTE_ADDR'</text:span>)</text:p>
      <text:p text:style-name="P21"><text:span text:style-name="T45"><text:tab/><text:tab/>return</text:span> ip</text:p>
      <text:p text:style-name="P21"/>
      <text:p text:style-name="P22"/>
      <text:p text:style-name="P10"><text:span text:style-name="T21">c</text:span><text:span text:style-name="T19">ustom function is made to track ip address of users either guest or loggedin user which is </text:span><text:span text:style-name="T23">execute</text:span><text:span text:style-name="T19"> in keeping tracks of views of perticular video , </text:span><text:span text:style-name="T23">algorith is designed in such way that if a guest user is watching from diffrent devices its unique ip address is taken as unique count of views, and if signedin user is logged in and watch video thes its unique profile id is taken as unique to count vie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Droid Sans Mono" svg:font-family="'Droid Sans Mono', monospace, monospace, 'Droid Sans Fallback'"/>
    <style:font-face style:name="apple-system" svg:font-family="apple-system, BlinkMacSystemFont, 'Segoe UI', Roboto, Oxygen, Ubuntu, 'Fira Sans', 'Droid Sans', 'Helvetica Neue', sans-serif"/>
    <style:font-face style:name="inherit" svg:font-family="inherit"/>
    <style:font-face style:name="sans-serif" svg:font-family="sans-serif"/>
    <style:font-face style:name="FreeSans1" svg:font-family="FreeSans" style:font-family-generic="swiss"/>
    <style:font-face style:name="Calibri" svg:font-family="Calibri" style:font-pitch="fixed"/>
    <style:font-face style:name="Courier 10 Pitch" svg:font-family="'Courier 10 Pitch'"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font-variant="normal" fo:text-transform="none" fo:color="#800000" style:font-name="sans-serif" fo:font-size="18pt" fo:letter-spacing="normal" fo:font-style="normal" style:text-underline-style="none" fo:font-weight="normal" officeooo:rsid="001bb6b4" officeooo:paragraph-rsid="001bb6b4"/>
    </style:style>
    <style:style style:name="MT1" style:family="text">
      <style:text-properties style:text-underline-style="solid" style:text-underline-width="auto" style:text-underline-color="font-color"/>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draw:opacity="50%" fo:padding="0.04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11.113cm" svg:y="-1.296cm" svg:width="5.671cm" svg:height="0.783cm" draw:z-index="3"><draw:image xlink:href="Pictures/1000020100000A7C00000173FCA70DE32BEA4904.png" xlink:type="simple" xlink:show="embed" xlink:actuate="onLoad"/></draw:frame><text:span text:style-name="MT1">Technical Specification</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1:11:00.197445398</meta:creation-date>
    <dc:date>2020-03-12T19:42:49.696822640</dc:date>
    <meta:editing-duration>P5DT4H10M17S</meta:editing-duration>
    <meta:editing-cycles>2</meta:editing-cycles>
    <meta:generator>LibreOffice/5.1.6.2$Linux_X86_64 LibreOffice_project/10m0$Build-2</meta:generator>
    <meta:document-statistic meta:table-count="0" meta:image-count="1" meta:object-count="0" meta:page-count="4" meta:paragraph-count="99" meta:word-count="613" meta:character-count="4671" meta:non-whitespace-character-count="3705"/>
  </office:meta>
</office:document-meta>
</file>